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4A8500002EED7837C0B8.svm"/>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style:font-name="Arial"/>
    </style:style>
    <style:style style:name="P2" style:family="paragraph" style:parent-style-name="Text_20_body">
      <style:text-properties fo:language="hu" fo:country="HU"/>
    </style:style>
    <style:style style:name="P3" style:family="paragraph" style:parent-style-name="Standard">
      <style:text-properties style:font-name="Arial"/>
    </style:style>
    <style:style style:name="P4" style:family="paragraph" style:parent-style-name="Text_20_body">
      <style:text-properties fo:language="hu" fo:country="HU"/>
    </style:style>
    <style:style style:name="P5" style:family="paragraph" style:parent-style-name="Text_20_body">
      <style:paragraph-properties fo:text-align="start" style:justify-single-word="false"/>
      <style:text-properties fo:language="hu" fo:country="HU"/>
    </style:style>
    <style:style style:name="P6" style:family="paragraph" style:parent-style-name="Text_20_body" style:list-style-name="L3">
      <style:paragraph-properties fo:text-align="start" style:justify-single-word="false"/>
      <style:text-properties fo:language="hu" fo:country="HU"/>
    </style:style>
    <style:style style:name="P7" style:family="paragraph" style:parent-style-name="Text_20_body">
      <style:paragraph-properties fo:text-align="start" style:justify-single-word="false"/>
    </style:style>
    <style:style style:name="P8" style:family="paragraph" style:parent-style-name="Heading_20_2">
      <style:text-properties fo:language="hu" fo:country="HU"/>
    </style:style>
    <style:style style:name="P9" style:family="paragraph" style:parent-style-name="Heading_20_2">
      <style:paragraph-properties fo:break-before="page"/>
    </style:style>
    <style:style style:name="P10" style:family="paragraph" style:parent-style-name="Heading_20_1">
      <style:paragraph-properties fo:break-before="page"/>
    </style:style>
    <style:style style:name="P11" style:family="paragraph" style:parent-style-name="Heading_20_1">
      <style:paragraph-properties fo:break-before="page"/>
      <style:text-properties fo:language="hu" fo:country="HU"/>
    </style:style>
    <style:style style:name="T1" style:family="text">
      <style:text-properties fo:language="en" fo:country="US"/>
    </style:style>
    <style:style style:name="T2" style:family="text">
      <style:text-properties fo:language="hu" fo:country="HU"/>
    </style:style>
    <style:style style:name="T3" style:family="text">
      <style:text-properties fo:language="hu" fo:country="HU" fo:font-weight="bold"/>
    </style:style>
    <style:style style:name="T4" style:family="text">
      <style:text-properties fo:language="hu" fo:country="HU" fo:font-style="itali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text:p>
      <text:h text:style-name="P10" text:outline-level="1">Bevezető:</text:h>
      <text:p text:style-name="P3">A Jegyfoglalási Ajánló egy olyan alkalmazás, ami az optimális <text:s/>jegyfoglalási tervek megtalálásában segít. A programba bevihető egy vagy több utazás, amiket az Ajánló <text:s/>különböző módokon csoportosít, így készít több tervet is. Mivel minden lehetőséget megvizsgál, képes egyébként talán nem kézenfekvő, de előnyös jegy kombinációk felfedezésére. Felhívja a figyelmet olyan lehetőségekre, mint például ha egy retúr utazást két egy irányú jegy olcsóbban lefed, vagy, ha több retúr út esetén ezek különböző módokon való csoportosításai előnyösebbek, illetve az egy-irányú utak kombinációira. A program az általa összeállított lehetőségeket több keresőn is megvizsgálja, így biztosítva minél előnyösebb ajánlatokat. Ezek összegzése táblázatos formában látható, de emellett az aktuálisan kiválasztott elem részletei is megtekinthetőek. <text:s/>Az eredményeket különféle szempontok szerint lehet rendezni, mint az útidő, az átszállások vagy épp a jegyek száma. A tervek összehasonlítására is lehetőséget ad a program, egyszerre akár több ajánlatot is egymás mellé helyezve.</text:p>
      <text:h text:style-name="P10" text:outline-level="1">Felhasználói dokumentáció</text:h>
      <text:h text:style-name="Heading_20_2" text:outline-level="2">Első indítás</text:h>
      <text:p text:style-name="Text_20_body">A program futtatásához Windows operációs rendszeren, .NET 4.0 keretrendszer szükséges. Telepítést nem igényel. A TicketAdvisor.exe indításával futtatható.</text:p>
      <text:h text:style-name="Heading_20_2" text:outline-level="2">Felület</text:h>
      <text:p text:style-name="Text_20_body">A program indítása után az alábbi képernyő látható. Ezt alapvetően három nagyobb részre lehet bontani. A legfelső részen egy új utazás adatait lehet megadni. Ez alatt a már bevitt utak, alatta pedig, a keresési eredmények, illetve egy állapotjelző csík látható. </text:p>
      <text:p text:style-name="Text_20_body"><draw:frame draw:style-name="fr1" draw:name="kép1" text:anchor-type="paragraph" svg:width="15.002cm" svg:height="9.451cm" draw:z-index="0"><draw:image xlink:href="Pictures/2000000700004A8500002EED7837C0B8.svm" xlink:type="simple" xlink:show="embed" xlink:actuate="onLoad"/></draw:frame></text:p>
      <text:h text:style-name="Heading_20_2" text:outline-level="2"><text:soft-page-break/>Új utazás bevitele</text:h>
      <text:p text:style-name="Text_20_body">Új utazás beviteléhez ki kell tölteni az adatlap első részét, majd a 'Hozzáad' gombal hozzáadni az utazások listájához. Az 'Honnan' cimkéjű mezőbe az utazás induló állomását/városát kell beírni, a 'Hova' mezőbe pedig az érkező allomást/várost. <text:s/>Az 'Oda' mezőre kattintva ki kell választani az utazás időpontját, majd retúr út esetén a <text:line-break/>'Vissza' mezőre kattintva a visszaút időpontját. Amennyiben nem retúr utazást viszünk be, akkor át kell állítani az 'Oda-vissza' cimkéjű jelölődobozt. Az 'Utasok' sorban be kell állítani az utasok számát korosztályok szerint.</text:p>
      <text:h text:style-name="Heading_20_2" text:outline-level="2">Utazások kezelése</text:h>
      <text:p text:style-name="Text_20_body">Az utazások megtekintésére és kezelésére a bevitelre szolgáló mezők alatti rész szolgál. A táblázatban megtekinthetőek a már rözgített utak. Itt minden utazás egy irányúként szerepel. A táblázatban kiválasztható egy-egy út. Egy kiválasztott út törlésére 'Töröl' feliratú gomb ad lehetőséget.</text:p>
      <text:h text:style-name="Heading_20_2" text:outline-level="2">Keresés indítása</text:h>
      <text:p text:style-name="Text_20_body">Keresést a 'Keres' gombbal lehet indítani. Ha a keresés elindult ugyanezen gomb megnyomásával le is lehet állítani Mikor a keresés folyamatban van, a 'Töröl' és 'Hozzáad' gombok nem elérhetőek. A keresés állapotát az állapotjelző csíkon jelzi a program, és a mellette lévő feliraton jelzi a program. </text:p>
      <text:p text:style-name="Text_20_body"/>
      <text:h text:style-name="P9" text:outline-level="2">Eredmények megtekintése</text:h>
      <text:p text:style-name="Text_20_body">A már beérkezett eredmények összegzéseit a bal oldali táblázatban lehet megtekinteni. Az itt kiválasztott elem részletei a táblázat mellett jobbra. A részletek közt szerepel a kereső neve, a jegyek száma, az atszállások száma és az össz útidő, valamint a jegyek listája táblázatos formában. A bal felső sarokban található gomb megnyomásával lehet összehasonlítani a különböző ajánlatokat. A gomb megnyomá<text:span text:style-name="T1">sa ut</text:span><text:span text:style-name="T2">án ezt a részletek panelt lemásolja a program és rögzíti a többi összehasonlítandó alá.</text:span></text:p>
      <text:h text:style-name="P11" text:outline-level="1">Fejlesztői dokumentáció</text:h>
      <text:p text:style-name="P2">Ez az alkalmazás C#-ban íródott és a .NET 4.0 keretrendszert használja. Alapvetően azt a célt szolgálja, hogy egyszerűen és automatizáltan lehessen a különböző foglalási lehetőségeket megvizsgálni. Jelenleg csak webes keresőmotorok vannak benne implementálva, de könnyen bővíthető, akár további webes akár más típusú keresőkkel. A webes keresőmotorok Awesomium-ot használnak a böngészők szimulálására.</text:p>
      <text:h text:style-name="P8" text:outline-level="2">C#</text:h>
      <text:p text:style-name="Text_20_body"><text:span text:style-name="T2">A </text:span><text:span text:style-name="T3">C#</text:span><text:span text:style-name="T2"> a Microsoft által a .NET keretrendszer részeként kifejlesztett objektumorientált programozási nyelv. A nyelv alapjául a C++ és a Java szolgált. Ez lett a .NET (kiejtése: </text:span><text:span text:style-name="T4">dotnet</text:span><text:span text:style-name="T2">), és ezen keretrendszerhez adták ki nyelvként a C# első verzióját. A későbbiekben ezt a nyelvet úgy fejlesztették tovább, hogy meglegyen az egyensúly a programozó nyelvi szabadsága és a gyors alkalmazásfejlesztés lehetősége között. Rengeteg hivatalosan kiadott bővítmény létezik hozzá, amelyek a kódolást könnyebbé teszik.</text:span></text:p>
      <text:h text:style-name="P8" text:outline-level="2">Awesomium</text:h>
      <text:p text:style-name="P2">Az Awesomium egy rugalmas, ablak nélküli web böngésző keretrendszer. A program ezt használja az internetes adatbányászatra. Sajnos ezt a komponens nem több szálas használatra fejlesztették ki, így ehhez egy külön osztályt kellet létrehozni. Ez egy központi feldolgozó szálba központosítja az Awesomium műveleteket.</text:p>
      <text:h text:style-name="P8" text:outline-level="2"><text:soft-page-break/>Alapvető felépítés</text:h>
      <text:p text:style-name="Text_20_body"><text:span text:style-name="T2">A program három nagyobb modulból áll: TravelSearchManager, WebMiner, TicketAdvisor. A program alapját a TravelSearchManager modul jelenti. Ebben a modulban vannak meghatározva a </text:span><text:span text:style-name="T1">programban h</text:span><text:span text:style-name="T2">asznált tipusok és interface-ek. A WebMiner implementál egy keresőmotort az előbbi modulban meghatározott interface szerint. Ebben találhatóak még segédosztályok, amik egy webes keresőmotor implementálásához szükségesek lehetnek. A TicketAdvisor a user interface-t határozza meg és csupán az ehhez szükséges dolgokat tartalmazza.</text:span></text:p>
      <text:h text:style-name="P8" text:outline-level="2">TravelSearchManager modul</text:h>
      <text:p text:style-name="P2">Ez a modul definiálja a Travel, Search, SearchResult és Ticket osztályokat amiket a modulon belüli és azok közti kommunikációra használ. </text:p>
      <text:p text:style-name="P2"><text:s/>A Travel osztály egy egyszerű struktúra csupán adattagokkal, ami egy egy irányú utazás adatait foglalja magába.</text:p>
      <text:p text:style-name="P2"><text:s/>A Search lényegében egy esetlegesen retúr utazást ír le, magában foglalva a Travel struktúra megfelelő példányát. </text:p>
      <text:p text:style-name="P2">A SearchResult a keresési eredmények osztálya. Az egyes keresések, a kereső manager osztály ilyen eredményeket szolgáltat. Ezek egy-egy konkrét jegyfoglalási ajánlatot jelentenek. Az ajánlatban szereplő jegyek listáját és ezek összegzéséről néhány információt tartalmaz. </text:p>
      <text:p text:style-name="P2">A Ticket egy jegyet leíró struktúra ami viszonylag sok információt tartalmaz. Létrehozható szövegből is, az alábbi formátumban:</text:p>
      <text:p text:style-name="Kód"><text:tab/>tulajdonság1 = 'érték',<text:line-break/><text:tab/>tulajdonság2 = 'érték2',</text:p>
      <text:p text:style-name="P7"><text:span text:style-name="T2">Az ITravelSearchEngine a keresőmotorok interface-e. Ez a kereséseket hozzáadó, indító és a már meglévő eredmények, illetve a keresés állapotát lekérdező függvényeket tartalmazza. A kereséseket aszinkron módon hajtja végre, indító és lekérdező függvényekkel, így egyszerre több keresés folyhat, több szálas feldolgozást téve lehetővé.</text:span></text:p>
      <text:p text:style-name="P5"><text:soft-page-break/>A TravelSearchManager a modul magja, ez végzi az utazások nyilvántartását, keresések indítását, az eredmények összegyűjtését és ezek teljes ajánlatokká összeállítását. Létrehozáskor át kell adni neki a használandó keresőmotorok 1-1 példányát. Az oszály az aktuálisan nyilvántartott utazások listáját a Travels propertyben tárolja, ezt az AddTravel és RemoveTravel függvényeken keresztül lehet manipulálni. Csak addig változtatható meg, amíg nincs folyamatban a keresés, a művelet sikerességéről a visszatérési értékben tájékoztat. A StartSearch függvény a keresések elindítását a CancelSearch pedig a leállítását szolgállja. A GetResults a már meglévő eredményeket, a GetProgress pedig a keresés állapotát adja meg, százalékban. Az osztály belső használatú függvényei: </text:p>
      <text:list xml:id="list3320616544167831677" text:style-name="L3">
        <text:list-item>
          <text:p text:style-name="P6">GetSearchPlans: ez visszaad olyan keresési terveket, amik az aktuálisan bevitt utazásokat lefedik</text:p>
        </text:list-item>
        <text:list-item>
          <text:p text:style-name="P6">Combine: ez a függvény az első paraméteként kapott listák mindegyikének végére odailleszti a második paraméterben kapott lista egy-egy elemét az összes lehetséges variációban, ezt a keresési eredmények listáinak összefűzésére használja.</text:p>
        </text:list-item>
      </text:list>
      <text:h text:style-name="P8" text:outline-level="2">WebMiner</text:h>
      <text:p text:style-name="P2">Ez a modul az internetes keresőmotorok implementációit foglalja magában illetve <text:s/>az ehhez szükséges segédosztályokat. Alapvetően az Awesomium .NET wrapperére épül ami sajnálatos módon nem threadsafe. Ezt egy BrowserThread nevű statikus osztály segít megoldani. Ennek átadva az Awesomium-on végzendő műveleteket azokat egy központi szába gyűjti és hajtja őket végre. A BrowserSimulator osztály új funkciókat ad <text:s/>WebViewhoz. A ennek funkciói, mint ClickElement és Type segítenek egy böngésző és egy valódi felhasználói keresésének szimu lálásában, és elfedi a BrowserThread használatának szükségességét. A Liligo osztály a liligo.hu-n keres. Egy valódi keresést szimulál az oldalon majd ezeket az eredményeket feldolgozza és kérésre átadja.</text:p>
      <text:p text:style-name="P2"><text:soft-page-break/>A BrowserThread osztály a statikus konstruktorában indít egy háttér thread-et ami a inicializálja az Awesomium WebCore-ját és a program befejezéséig figyeli a végrehajtandó feladatokat. Az ExecuteFunction illetve ExecuteAction függvények egy feldolgozási sorba teszi be a végrehajtandó funkciókat. Ezek kötlezően JSValue vagy void visszatérési értékűek, előbbit az ExecuteFunction utóbbit az ExecuteAction hajtja végre. Ezek szinkron műveletek, tehát mindkettő vár míg a feldolgozó szál végrehajtja a műveletet. A feldolgozási sor természete garantálja a műveletek eredeti sorrendben való végrehajtását. Prioritásos végrehajtási sor és aszinkron műveletek irányába egyszerűen bővíthető.</text:p>
      <text:p text:style-name="P2"><text:soft-page-break/>A BrowserSimulator osztály a böngészők és a felhasználói interakciók szimulálásának megkönnyítését szolgálja. Magábanfoglal egy WebView-t amin különböző műveleteket lehet végrehajtani a publikus függvényein keresztül. Elfedi a BrowserThread osztály használatát, így egyszerűsítve a használatot. Létrehozáskor megadható egy URL aminek azonnal el is kezdi a betöltését, a későbbiekben ez a Source propertyn keresztül módosíthato. A Surface-en keresztül lehet megtekinteni a browser aktuális képét, ezt esetleg meg is lehet jeleníteni a képernyőn, de a fájlba mentés is egyszerűen megoldható. Két eventje van az oszálynak, ezek az AddressChanged és a DocumentReady. Előbbi akkor hajtódik végre, ha az aktuális weblap elnavigál, vagy ha megváltozik a Source, utóbbi pedig ha az aktuális dokumentum betöltődött. A BrowserSimulator IsDocumentReady a WebView ugyanezen nevű tulajdonságát kérdezi le, ami a weblap betöltődését jelzi. A további metódusok a felhasználói bevitelre szolgálnak. A MoveMouse az egeret a megadott pozícióra mozgatja, míg a DoClick klikkel. A ClickElement egy DOM-beli id alapján próbálja megkeresni a megadott elemet, majd fölémozgatja az egeret és ráklikkel. Ha nem találja az adott elemet, akkor egy ArgumentExceptiont, „Element not found” üzenettel dob. A ClickElementPersistent ugyancsak egy elemre klikkel, de addig próbálkozik, míg meg nem találja az adott elemet. Ez akkor lehet hasznos, ha az adott elem csak később adódik hozzá az oldalhoz, esetleg valamilyen javascript később nevezi át erre a névre és ezt szeretnénk megvárni. A Type metódussal billentyűzetes bemenetet, gépelést lehet szimulálni. A paraméterül kapott stringet gépeli be. Közvetlen Javascript végrehajtásra is van lehetőség az ExecuteJavascriptWithResult függvényen keresztül. Ez az aktuális oldalon próbálja meg végrehajtjani a paraméterul kapott stringet mint javascipt. Egy JSValue-val tér vissza, ez tartalmazza a végrehajtott script visszatérési eredményét. Maga a BrowserSimulator osztály is definiál néhány plusz javascript funkciót az oldal betöltésekor. A findPos-t és a findPosById-t a ClickElement használja, ezek egy elem képernyőn lévő pozícióját keresik meg. Az objArrayToString egy objektum tömböt alakít át string tömbbé a következő függvényt használva Az objToString egy objectet az összes tulajdonságával az alábbi formátumú szöveges alakra hoz:</text:p>
      <text:p text:style-name="Kód"><text:tab/>tulajdonsag1 = 'ertek1',<text:line-break/><text:tab/>tulajdonsag2 = 'ertek2',</text:p>
      <text:p text:style-name="P2"><text:soft-page-break/>A Liligo osztály a fenti BrowserSimulator osztályt használva valósítja meg a TravelSearchManager-ben definiált keresőmotor interface-t. A <text:a xlink:type="simple" xlink:href="http://www.liligo.hu/">www.liligo.hu</text:a> -n keres repülőjegyeket. Egyszerre több szálon keres, így az osztály csak thread safe tárolókat használ A publikus interface-e megegyezik az ITravelSearchEngine-ben definiáltal. A<text:span text:style-name="T1">z oszt</text:span>ályban definiált MaxSearchCount konstans a párhuzamosan végezhető keresések maximális számát határozza meg, míg a SearchDelay a két keresés indítása közötti időt ezred másodpercben. Az activeSearches privát változó a jelenleg aktív keresések számát mutatja meg. A searchQueue a még várakozó kereséseket tartalmazza, a searchThreads pedig a jelenleg folyó keresésekhez tartozó szálakat, így azok szükség esetén megszakíthatóak. A searchProgress és searchResults tárolókban minden egyes keresés, illetve szál, vezeti magáról a jelenlegi állapotát és a már meglévő eredményeket. Az Initialize függvényt bár tartalmazza a interface, de itt nem csinál semmit. A StartSearches elindít a keresési sorban lévő keresések közül legfeljebb annyit, amennyit a MaxSearchCount engedelyez, mindegyikhez új keresési szálat indítva. Ezeket és a megfelelő kezdőértékeket felviszi az osztályon belüli tárolókba. A CancelSearch leállítja az összes éppen futó keresést, és törli a szálat és az állapotjelzőket a megfelelő tárolókból, de az eredményeket meghagyja. A keresési listához az AddSearch segítségével lehet, tőrőlni őket pedig a ClearSearch-el. A GetProgressPercent a keresés állapotát adja meg, ezt a megfelelő tárolók átlagábol es a keresési sor hosszából számolja ki. A GetResults a meglévő eredményeket adja át a searchResults-ból. A StartSearchThread metódus a kereső thread-ek indítására szolgál, ez megfelel a PramameterizedThreadStart-nak és ezt a hívást alakítja át a StartSearch szignatúrájának megfelelőre. A StartSearch fuggvény egy keresés elindításáért és ha elindult akkor az eredmény feldolgozó ciklus indításáért. Ez a ciklus a ResultCheckLoop-ban van definiálva. Ha az aktuális keresés befejeződött, ez indítja el a következőt keresést is egy új szálban.. A browser_DocumentReady az oldalakon szükséges javascript inicializálást végzi, ez használt BrowserSimulator-ok DocumentReady eseményére kőti a StartSearch. A keresések indítása egy viszonylag hosszú müvelet, ugyanis szükséges némi várakozási idő beiktatása az egyes műveletek közé. A program még ennél is hosszabb időt tölt el az eredményeket feldolgozó ciklusban, ugyanis a keresőoldal betöltése után még nagyjábol 40 másodperc míg az összes eredmény megérkezik és feldolgozhatja a kód.</text:p>
      <text:h text:style-name="P8" text:outline-level="2"><text:soft-page-break/>TicketAdvisor</text:h>
      <text:p text:style-name="Text_20_body"><text:span text:style-name="T2">Ez tartalmazza a felhasználói felületet, és az azt működtető kódot. A többi modullal való laza kapcsolat miatt könnyen lecserélhető. A szövegeket és feliratokat egy resource fájl tartalmazza, ezeket a Form_Load-ban tőltő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fo:line-height="150%" fo:text-align="justify" style:justify-single-word="false" fo:keep-together="always" fo:text-indent="0.499cm" style:auto-text-indent="false" style:page-number="auto" fo:background-color="transparent" style:shadow="none">
        <style:tab-stops/>
        <style:drop-cap/>
        <style:background-image/>
      </style:paragraph-properties>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break-before="page" fo:background-color="transparent" fo:keep-with-next="always">
        <style:background-image/>
      </style:paragraph-properties>
      <style:text-properties fo:color="#000080" style:font-name="Arial" fo:font-size="14pt" fo:font-weight="bold"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199cm" fo:margin-bottom="0.21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fo:break-before="auto" fo:break-after="auto" fo:background-color="transparent">
        <style:tab-stops/>
        <style:background-image/>
      </style:paragraph-properties>
      <style:text-properties fo:color="#000080"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7.5cm" style:type="center"/>
          <style:tab-stop style:position="15.002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text-align="start" style:justify-single-word="false" style:page-number="auto" fo:break-before="auto" fo:break-after="auto"/>
      <style:text-properties fo:font-size="14pt" fo:font-style="normal"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Kód" style:family="paragraph" style:parent-style-name="Text_20_body" style:next-style-name="Text_20_body" style:class="text" style:master-page-name="">
      <style:paragraph-properties fo:margin="100%" fo:margin-left="0cm" fo:margin-right="0cm" fo:margin-top="0cm" fo:margin-bottom="0.21cm" fo:line-height="100%" fo:text-align="start" style:justify-single-word="false" fo:text-indent="0cm" style:auto-text-indent="false" style:page-number="auto" fo:background-color="transparent" style:shadow="none">
        <style:tab-stops/>
        <style:background-image/>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2.499cm" fo:margin-bottom="2.499cm" fo:margin-left="3.5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0T21:35:42.20</meta:creation-date>
    <dc:date>2013-05-13T04:08:27.85</dc:date>
    <meta:editing-duration>P1DT6H36M49S</meta:editing-duration>
    <meta:editing-cycles>13</meta:editing-cycles>
    <meta:generator>OpenOffice.org/3.4.1$Win32 OpenOffice.org_project/341m1$Build-9593</meta:generator>
    <meta:document-statistic meta:table-count="0" meta:image-count="1" meta:object-count="0" meta:page-count="12" meta:paragraph-count="43" meta:word-count="1860" meta:character-count="13976"/>
  </office:meta>
</office:document-meta>
</file>